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settings.xml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styles.xml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  <style:text-properties fo:font-size="12pt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cm" svg:height="5cm" svg:x="1cm" svg:y="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7cm" svg:height="5cm" svg:x="7.35cm" svg:y="1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1" draw:text-style-name="P1" draw:layer="layout" svg:width="7cm" svg:height="5cm" svg:x="13.7cm" svg:y="1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1" draw:text-style-name="P1" draw:layer="layout" svg:width="7cm" svg:height="5cm" svg:x="0.742cm" svg:y="5.826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1" draw:text-style-name="P1" draw:layer="layout" svg:width="7cm" svg:height="5cm" svg:x="7.35cm" svg:y="5.826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1" draw:text-style-name="P1" draw:layer="layout" svg:width="7cm" svg:height="5cm" svg:x="13.7cm" svg:y="5.826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1" draw:text-style-name="P1" draw:layer="layout" svg:width="7cm" svg:height="5cm" svg:x="0.742cm" svg:y="10.652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1" draw:text-style-name="P1" draw:layer="layout" svg:width="7cm" svg:height="5cm" svg:x="7.35cm" svg:y="10.652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1" draw:text-style-name="P1" draw:layer="layout" svg:width="7cm" svg:height="5cm" svg:x="13.7cm" svg:y="10.652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 Ding</meta:initial-creator>
    <meta:creation-date>2016-10-20T17:22:36</meta:creation-date>
    <dc:date>2016-10-20T17:24:11</dc:date>
    <dc:creator>Lu Ding</dc:creator>
    <meta:editing-duration>PT1M35S</meta:editing-duration>
    <meta:editing-cycles>1</meta:editing-cycles>
    <meta:document-statistic meta:object-count="9"/>
    <meta:generator>OpenOffice/4.1.3$Unix OpenOffice.org_project/413m1$Build-97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6">
      <number:fraction number:min-numerator-digits="2" number:min-denominator-digits="2"/>
    </number:number-style>
    <number:number-style style:name="N117">
      <number:number number:decimal-places="4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116">
      <style:chart-properties chart:display-label="true" chart:tick-marks-major-inner="true" chart:tick-marks-major-outer="true" chart:logarithmic="false" chart:minimum="0.0166666666666667" chart:maximum="0.05" chart:interval-major="0.0166666666666667" chart:interval-minor-divisor="1" chart:reverse-direction="false" text:line-break="false" chart:link-data-style-to-source="false" chart:axis-position="0" chart:axis-label-position="outside-start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10" chart:maximum="-70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 style:data-style-name="N0">
      <style:chart-properties chart:symbol-type="named-symbol" chart:symbol-name="circle" chart:symbol-width="0.1cm" chart:symbol-height="0.1cm" chart:link-data-style-to-source="false" chart:regression-type="linear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svg:stroke-width="0.02cm"/>
    </style:style>
    <style:style style:name="ch8" style:family="chart" style:data-style-name="N117">
      <style:text-properties fo:font-family="'Times New Roman'" style:font-style-name="Normal" style:font-family-generic="roman"/>
    </style:style>
    <style:style style:name="ch9" style:family="chart">
      <style:graphic-properties draw:stroke="solid" svg:stroke-width="0.05cm" draw:fill="solid" draw:fill-color="#ffffff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001cm" svg:height="5.001cm" xlink:href="." xlink:type="simple" chart:class="chart:scatter" chart:style-name="ch1">
        <chart:legend chart:legend-position="bottom" svg:x="1.061cm" svg:y="4.222cm" style:legend-expansion="wide" chart:style-name="ch2"/>
        <chart:plot-area chart:style-name="ch3" chart:data-source-has-labels="both" svg:x="0.59cm" svg:y="0.535cm" svg:width="6.131cm" svg:height="3.167cm">
          <chartooo:coordinate-region svg:x="1.489cm" svg:y="0.732cm" svg:width="4.826cm" svg:height="2.327cm"/>
          <chart:axis chart:dimension="x" chart:name="primary-x" chart:style-name="ch4" chartooo:axis-type="auto">
            <chart:categories table:cell-range-address="local-table.$A$2:.$A$10"/>
          </chart:axis>
          <chart:axis chart:dimension="y" chart:name="primary-y" chart:style-name="ch5"/>
          <chart:series chart:style-name="ch6" chart:values-cell-range-address="local-table.$C$2:.$C$10" chart:label-cell-address="local-table.$C$1" chart:class="chart:scatter">
            <chart:domain table:cell-range-address="local-table.$B$2:.$B$10"/>
            <chart:regression-curve chart:style-name="ch7">
              <chart:equation chart:display-r-square="true" svg:x="1.489cm" svg:y="0.753cm" chart:style-name="ch8"/>
            </chart:regression-curve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-0.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-80.1585732357991">
                <text:p>-80.1585732357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-86.1695893669775">
                <text:p>-86.1695893669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-90.4316755603392">
                <text:p>-90.4316755603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-93.3517595447556">
                <text:p>-93.3517595447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-95.6762165083134">
                <text:p>-95.67621650831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-97.5750818742115">
                <text:p>-97.57508187421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-99.155732282843">
                <text:p>-99.1557322828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-100.441702958154">
                <text:p>-100.4417029581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6">
      <number:fraction number:min-numerator-digits="2" number:min-denominator-digits="2"/>
    </number:number-style>
    <number:number-style style:name="N117">
      <number:number number:decimal-places="4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116">
      <style:chart-properties chart:display-label="true" chart:tick-marks-major-inner="true" chart:tick-marks-major-outer="true" chart:logarithmic="false" chart:minimum="0.0166666666666667" chart:maximum="0.05" chart:interval-major="0.0166666666666667" chart:interval-minor-divisor="1" chart:reverse-direction="false" text:line-break="false" chart:link-data-style-to-source="false" chart:axis-position="0" chart:axis-label-position="outside-start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35" chart:maximum="-20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 style:data-style-name="N0">
      <style:chart-properties chart:symbol-type="named-symbol" chart:symbol-name="circle" chart:symbol-width="0.1cm" chart:symbol-height="0.1cm" chart:link-data-style-to-source="false" chart:regression-type="linear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svg:stroke-width="0.02cm"/>
    </style:style>
    <style:style style:name="ch8" style:family="chart" style:data-style-name="N117">
      <style:text-properties fo:font-family="'Times New Roman'" style:font-style-name="Normal" style:font-family-generic="roman"/>
    </style:style>
    <style:style style:name="ch9" style:family="chart">
      <style:graphic-properties draw:stroke="solid" svg:stroke-width="0.05cm" draw:fill="solid" draw:fill-color="#ffffff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001cm" svg:height="5.001cm" xlink:href="." xlink:type="simple" chart:class="chart:scatter" chart:style-name="ch1">
        <chart:legend chart:legend-position="bottom" svg:x="1.061cm" svg:y="4.222cm" style:legend-expansion="wide" chart:style-name="ch2"/>
        <chart:plot-area chart:style-name="ch3" chart:data-source-has-labels="both" svg:x="0.59cm" svg:y="0.535cm" svg:width="6.131cm" svg:height="3.167cm">
          <chartooo:coordinate-region svg:x="1.303cm" svg:y="0.732cm" svg:width="5.012cm" svg:height="2.327cm"/>
          <chart:axis chart:dimension="x" chart:name="primary-x" chart:style-name="ch4" chartooo:axis-type="auto">
            <chart:categories table:cell-range-address="local-table.$A$2:.$A$10"/>
          </chart:axis>
          <chart:axis chart:dimension="y" chart:name="primary-y" chart:style-name="ch5"/>
          <chart:series chart:style-name="ch6" chart:values-cell-range-address="local-table.$D$2:.$D$10" chart:label-cell-address="local-table.$D$1" chart:class="chart:scatter">
            <chart:domain table:cell-range-address="local-table.$B$2:.$B$10"/>
            <chart:regression-curve chart:style-name="ch7">
              <chart:equation chart:display-r-square="true" svg:x="1.303cm" svg:y="0.73cm" chart:style-name="ch8"/>
            </chart:regression-curve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-0.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-23.1986201266091">
                <text:p>-23.19862012660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NaN">
                <text:p>NaN</text:p>
              </table:table-cell>
              <table:table-cell office:value-type="float" office:value="-26.2499771451321">
                <text:p>-26.2499771451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NaN">
                <text:p>NaN</text:p>
              </table:table-cell>
              <table:table-cell office:value-type="float" office:value="-28.2544243553601">
                <text:p>-28.25442435536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NaN">
                <text:p>NaN</text:p>
              </table:table-cell>
              <table:table-cell office:value-type="float" office:value="-29.4599459393016">
                <text:p>-29.4599459393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NaN">
                <text:p>NaN</text:p>
              </table:table-cell>
              <table:table-cell office:value-type="float" office:value="-30.5112683839092">
                <text:p>-30.51126838390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-31.335068198141">
                <text:p>-31.3350681981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NaN">
                <text:p>NaN</text:p>
              </table:table-cell>
              <table:table-cell office:value-type="float" office:value="-32.0649439018037">
                <text:p>-32.06494390180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NaN">
                <text:p>NaN</text:p>
              </table:table-cell>
              <table:table-cell office:value-type="float" office:value="-32.6295110848813">
                <text:p>-32.62951108488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6">
      <number:fraction number:min-numerator-digits="2" number:min-denominator-digits="2"/>
    </number:number-style>
    <number:number-style style:name="N117">
      <number:number number:decimal-places="4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116">
      <style:chart-properties chart:display-label="true" chart:tick-marks-major-inner="true" chart:tick-marks-major-outer="true" chart:logarithmic="false" chart:minimum="0.0166666666666667" chart:maximum="0.05" chart:interval-major="0.0166666666666667" chart:interval-minor-divisor="1" chart:reverse-direction="false" text:line-break="false" chart:link-data-style-to-source="false" chart:axis-position="0" chart:axis-label-position="outside-start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9" chart:maximum="13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 style:data-style-name="N0">
      <style:chart-properties chart:symbol-type="named-symbol" chart:symbol-name="circle" chart:symbol-width="0.1cm" chart:symbol-height="0.1cm" chart:link-data-style-to-source="false" chart:regression-type="linear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svg:stroke-width="0.02cm"/>
    </style:style>
    <style:style style:name="ch8" style:family="chart" style:data-style-name="N117">
      <style:text-properties fo:font-family="'Times New Roman'" style:font-style-name="Normal" style:font-family-generic="roman"/>
    </style:style>
    <style:style style:name="ch9" style:family="chart">
      <style:graphic-properties draw:stroke="solid" svg:stroke-width="0.05cm" draw:fill="solid" draw:fill-color="#ffffff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001cm" svg:height="5.001cm" xlink:href="." xlink:type="simple" chart:class="chart:scatter" chart:style-name="ch1">
        <chart:legend chart:legend-position="bottom" svg:x="1.061cm" svg:y="4.222cm" style:legend-expansion="wide" chart:style-name="ch2"/>
        <chart:plot-area chart:style-name="ch3" chart:data-source-has-labels="both" svg:x="0.59cm" svg:y="0.535cm" svg:width="6.131cm" svg:height="3.167cm">
          <chartooo:coordinate-region svg:x="1.187cm" svg:y="0.732cm" svg:width="5.128cm" svg:height="2.327cm"/>
          <chart:axis chart:dimension="x" chart:name="primary-x" chart:style-name="ch4" chartooo:axis-type="auto">
            <chart:categories table:cell-range-address="local-table.$A$2:.$A$10"/>
          </chart:axis>
          <chart:axis chart:dimension="y" chart:name="primary-y" chart:style-name="ch5"/>
          <chart:series chart:style-name="ch6" chart:values-cell-range-address="local-table.$E$2:.$E$10" chart:label-cell-address="local-table.$E$1" chart:class="chart:scatter">
            <chart:domain table:cell-range-address="local-table.$B$2:.$B$10"/>
            <chart:regression-curve chart:style-name="ch7">
              <chart:equation chart:display-r-square="true" svg:x="1.188cm" svg:y="0.749cm" chart:style-name="ch8"/>
            </chart:regression-curve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-0.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244975585734">
                <text:p>12.9244975585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445982391396">
                <text:p>11.64459823913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9929762585753">
                <text:p>10.99297625857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969655456466">
                <text:p>10.79696554564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195755649842">
                <text:p>10.51957556498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353366290531">
                <text:p>10.33533662905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239945043215">
                <text:p>10.12399450432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9556626534247">
                <text:p>9.995566265342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6">
      <number:fraction number:min-numerator-digits="2" number:min-denominator-digits="2"/>
    </number:number-style>
    <number:number-style style:name="N117">
      <number:number number:decimal-places="4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116">
      <style:chart-properties chart:display-label="true" chart:tick-marks-major-inner="true" chart:tick-marks-major-outer="true" chart:logarithmic="false" chart:minimum="0.0166666666666667" chart:maximum="0.05" chart:interval-major="0.0166666666666667" chart:interval-minor-divisor="1" chart:reverse-direction="false" text:line-break="false" chart:link-data-style-to-source="false" chart:axis-position="0" chart:axis-label-position="outside-start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 style:data-style-name="N0">
      <style:chart-properties chart:symbol-type="named-symbol" chart:symbol-name="circle" chart:symbol-width="0.1cm" chart:symbol-height="0.1cm" chart:link-data-style-to-source="false" chart:regression-type="linear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7" style:family="chart">
      <style:graphic-properties svg:stroke-width="0.02cm"/>
    </style:style>
    <style:style style:name="ch8" style:family="chart" style:data-style-name="N117">
      <style:text-properties fo:font-family="'Times New Roman'" style:font-style-name="Normal" style:font-family-generic="roman"/>
    </style:style>
    <style:style style:name="ch9" style:family="chart">
      <style:graphic-properties draw:stroke="solid" svg:stroke-width="0.05cm" draw:fill="solid" draw:fill-color="#ffffff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001cm" svg:height="5.001cm" xlink:href="." xlink:type="simple" chart:class="chart:scatter" chart:style-name="ch1">
        <chart:legend chart:legend-position="bottom" svg:x="1.43cm" svg:y="4.222cm" style:legend-expansion="wide" chart:style-name="ch2"/>
        <chart:plot-area chart:style-name="ch3" chart:data-source-has-labels="both" svg:x="0.59cm" svg:y="0.535cm" svg:width="6.131cm" svg:height="3.167cm">
          <chartooo:coordinate-region svg:x="1.464cm" svg:y="0.732cm" svg:width="4.851cm" svg:height="2.327cm"/>
          <chart:axis chart:dimension="x" chart:name="primary-x" chart:style-name="ch4" chartooo:axis-type="auto">
            <chart:categories table:cell-range-address="local-table.$A$2:.$A$10"/>
          </chart:axis>
          <chart:axis chart:dimension="y" chart:name="primary-y" chart:style-name="ch5"/>
          <chart:series chart:style-name="ch6" chart:values-cell-range-address="local-table.$F$2:.$F$10" chart:label-cell-address="local-table.$F$1" chart:class="chart:scatter">
            <chart:domain table:cell-range-address="local-table.$B$2:.$B$10"/>
            <chart:regression-curve chart:style-name="ch7">
              <chart:equation chart:display-r-square="true" svg:x="1.464cm" svg:y="0.748cm" chart:style-name="ch8"/>
            </chart:regression-curve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 table:visibility="collapse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3745644207077">
                <text:p>30.37456442070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6854961270066">
                <text:p>29.68549612700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485641872555">
                <text:p>29.4856418725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6011568581292">
                <text:p>29.60115685812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5961922925238">
                <text:p>29.59619229252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6166110922052">
                <text:p>29.61661109220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5887963103372">
                <text:p>29.58879631033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6111668975424">
                <text:p>29.61116689754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6">
      <number:fraction number:min-numerator-digits="2" number:min-denominator-digits="2"/>
    </number:number-style>
    <number:number-style style:name="N117">
      <number:number number:decimal-places="4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116">
      <style:chart-properties chart:display-label="true" chart:tick-marks-major-inner="true" chart:tick-marks-major-outer="true" chart:logarithmic="false" chart:minimum="0.0166666666666667" chart:maximum="0.05" chart:interval-major="0.0166666666666667" chart:interval-minor-divisor="1" chart:reverse-direction="false" text:line-break="false" chart:link-data-style-to-source="false" chart:axis-position="0" chart:axis-label-position="outside-start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7" chart:maximum="33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 style:data-style-name="N0">
      <style:chart-properties chart:symbol-type="named-symbol" chart:symbol-name="circle" chart:symbol-width="0.1cm" chart:symbol-height="0.1cm" chart:link-data-style-to-source="false" chart:regression-type="linear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7" style:family="chart">
      <style:graphic-properties svg:stroke-width="0.02cm"/>
    </style:style>
    <style:style style:name="ch8" style:family="chart" style:data-style-name="N117">
      <style:text-properties fo:font-family="'Times New Roman'" style:font-style-name="Normal" style:font-family-generic="roman"/>
    </style:style>
    <style:style style:name="ch9" style:family="chart">
      <style:graphic-properties draw:stroke="solid" svg:stroke-width="0.05cm" draw:fill="solid" draw:fill-color="#ffffff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001cm" svg:height="5.001cm" xlink:href="." xlink:type="simple" chart:class="chart:scatter" chart:style-name="ch1">
        <chart:legend chart:legend-position="bottom" svg:x="1.176cm" svg:y="4.222cm" style:legend-expansion="wide" chart:style-name="ch2"/>
        <chart:plot-area chart:style-name="ch3" chart:data-source-has-labels="both" svg:x="0.59cm" svg:y="0.535cm" svg:width="6.131cm" svg:height="3.167cm">
          <chartooo:coordinate-region svg:x="1.188cm" svg:y="0.732cm" svg:width="5.127cm" svg:height="2.327cm"/>
          <chart:axis chart:dimension="x" chart:name="primary-x" chart:style-name="ch4" chartooo:axis-type="auto">
            <chart:categories table:cell-range-address="local-table.$A$2:.$A$10"/>
          </chart:axis>
          <chart:axis chart:dimension="y" chart:name="primary-y" chart:style-name="ch5"/>
          <chart:series chart:style-name="ch6" chart:values-cell-range-address="local-table.$G$2:.$G$10" chart:label-cell-address="local-table.$G$1" chart:class="chart:scatter">
            <chart:domain table:cell-range-address="local-table.$B$2:.$B$10"/>
            <chart:regression-curve chart:style-name="ch7">
              <chart:equation chart:display-r-square="true" svg:x="1.154cm" svg:y="0.709cm" chart:style-name="ch8"/>
            </chart:regression-curve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.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3580766816904">
                <text:p>31.35807668169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0883273520564">
                <text:p>30.08832735205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4442057694496">
                <text:p>29.44420576944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179752817778">
                <text:p>29.179752817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945271678843">
                <text:p>28.945271678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7376810572165">
                <text:p>28.73768105721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5571197987549">
                <text:p>28.55711979875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4447122453135">
                <text:p>28.44471224531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6">
      <number:fraction number:min-numerator-digits="2" number:min-denominator-digits="2"/>
    </number:number-style>
    <number:number-style style:name="N117">
      <number:number number:decimal-places="4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116">
      <style:chart-properties chart:display-label="true" chart:tick-marks-major-inner="true" chart:tick-marks-major-outer="true" chart:logarithmic="false" chart:minimum="0.0166666666666667" chart:maximum="0.05" chart:interval-major="0.0166666666666667" chart:interval-minor-divisor="1" chart:reverse-direction="false" text:line-break="false" chart:link-data-style-to-source="false" chart:axis-position="0" chart:axis-label-position="outside-start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" chart:maximum="20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 style:data-style-name="N0">
      <style:chart-properties chart:symbol-type="named-symbol" chart:symbol-name="circle" chart:symbol-width="0.1cm" chart:symbol-height="0.1cm" chart:link-data-style-to-source="false" chart:regression-type="linear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7" style:family="chart">
      <style:graphic-properties svg:stroke-width="0.02cm"/>
    </style:style>
    <style:style style:name="ch8" style:family="chart" style:data-style-name="N117">
      <style:text-properties fo:font-family="'Times New Roman'" style:font-style-name="Normal" style:font-family-generic="roman"/>
    </style:style>
    <style:style style:name="ch9" style:family="chart">
      <style:graphic-properties draw:stroke="solid" svg:stroke-width="0.05cm" draw:fill="solid" draw:fill-color="#ffffff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001cm" svg:height="5.001cm" xlink:href="." xlink:type="simple" chart:class="chart:scatter" chart:style-name="ch1">
        <chart:legend chart:legend-position="bottom" svg:x="1.176cm" svg:y="4.222cm" style:legend-expansion="wide" chart:style-name="ch2"/>
        <chart:plot-area chart:style-name="ch3" chart:data-source-has-labels="both" svg:x="0.59cm" svg:y="0.535cm" svg:width="6.131cm" svg:height="3.167cm">
          <chartooo:coordinate-region svg:x="1.188cm" svg:y="0.732cm" svg:width="5.127cm" svg:height="2.327cm"/>
          <chart:axis chart:dimension="x" chart:name="primary-x" chart:style-name="ch4" chartooo:axis-type="auto">
            <chart:categories table:cell-range-address="local-table.$A$2:.$A$10"/>
          </chart:axis>
          <chart:axis chart:dimension="y" chart:name="primary-y" chart:style-name="ch5"/>
          <chart:series chart:style-name="ch6" chart:values-cell-range-address="local-table.$H$2:.$H$10" chart:label-cell-address="local-table.$H$1" chart:class="chart:scatter">
            <chart:domain table:cell-range-address="local-table.$B$2:.$B$10"/>
            <chart:regression-curve chart:style-name="ch7">
              <chart:equation chart:display-r-square="true" svg:x="1.188cm" svg:y="0.723cm" chart:style-name="ch8"/>
            </chart:regression-curve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.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036997201267">
                <text:p>17.30369972012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777946046727">
                <text:p>14.27779460467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034773462513">
                <text:p>12.30347734625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9730204603527">
                <text:p>10.97302046035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052702045315">
                <text:p>10.0052702045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4040400442405">
                <text:p>9.140404004424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7009925218164">
                <text:p>8.47009925218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3698027277604">
                <text:p>7.936980272776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6">
      <number:fraction number:min-numerator-digits="2" number:min-denominator-digits="2"/>
    </number:number-style>
    <number:number-style style:name="N117">
      <number:number number:decimal-places="4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116">
      <style:chart-properties chart:display-label="true" chart:tick-marks-major-inner="true" chart:tick-marks-major-outer="true" chart:logarithmic="false" chart:minimum="0.0166666666666667" chart:maximum="0.05" chart:interval-major="0.0166666666666667" chart:interval-minor-divisor="1" chart:reverse-direction="false" text:line-break="false" chart:link-data-style-to-source="false" chart:axis-position="0" chart:axis-label-position="outside-start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 style:data-style-name="N0">
      <style:chart-properties chart:symbol-type="named-symbol" chart:symbol-name="circle" chart:symbol-width="0.1cm" chart:symbol-height="0.1cm" chart:link-data-style-to-source="false" chart:regression-type="linear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7" style:family="chart">
      <style:graphic-properties svg:stroke-width="0.02cm"/>
    </style:style>
    <style:style style:name="ch8" style:family="chart" style:data-style-name="N117">
      <style:text-properties fo:font-family="'Times New Roman'" style:font-style-name="Normal" style:font-family-generic="roman"/>
    </style:style>
    <style:style style:name="ch9" style:family="chart">
      <style:graphic-properties draw:stroke="solid" svg:stroke-width="0.05cm" draw:fill="solid" draw:fill-color="#ffffff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001cm" svg:height="5.001cm" xlink:href="." xlink:type="simple" chart:class="chart:scatter" chart:style-name="ch1">
        <chart:legend chart:legend-position="bottom" svg:x="1.176cm" svg:y="4.222cm" style:legend-expansion="wide" chart:style-name="ch2"/>
        <chart:plot-area chart:style-name="ch3" chart:data-source-has-labels="both" svg:x="0.59cm" svg:y="0.535cm" svg:width="6.131cm" svg:height="3.167cm">
          <chartooo:coordinate-region svg:x="1.303cm" svg:y="0.732cm" svg:width="5.012cm" svg:height="2.327cm"/>
          <chart:axis chart:dimension="x" chart:name="primary-x" chart:style-name="ch4" chartooo:axis-type="auto">
            <chart:categories table:cell-range-address="local-table.$A$2:.$A$10"/>
          </chart:axis>
          <chart:axis chart:dimension="y" chart:name="primary-y" chart:style-name="ch5"/>
          <chart:series chart:style-name="ch6" chart:values-cell-range-address="local-table.$I$2:.$I$10" chart:label-cell-address="local-table.$I$1" chart:class="chart:scatter">
            <chart:domain table:cell-range-address="local-table.$B$2:.$B$10"/>
            <chart:regression-curve chart:style-name="ch7">
              <chart:equation chart:display-r-square="true" svg:x="1.336cm" svg:y="0.73cm" chart:style-name="ch8"/>
            </chart:regression-curve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.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.2487605781287">
                <text:p>-11.24876057812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.2153816416987">
                <text:p>-17.21538164169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1.4003478634235">
                <text:p>-21.40034786342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4.4799520245981">
                <text:p>-24.47995202459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6.6868544370473">
                <text:p>-26.6868544370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8.6353922469509">
                <text:p>-28.63539224695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0.1342452785728">
                <text:p>-30.13424527857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1.3728345309582">
                <text:p>-31.372834530958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6">
      <number:fraction number:min-numerator-digits="2" number:min-denominator-digits="2"/>
    </number:number-style>
    <number:number-style style:name="N117">
      <number:number number:decimal-places="4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116">
      <style:chart-properties chart:display-label="true" chart:tick-marks-major-inner="true" chart:tick-marks-major-outer="true" chart:logarithmic="false" chart:minimum="0.0166666666666667" chart:maximum="0.05" chart:interval-major="0.0166666666666667" chart:interval-minor-divisor="1" chart:reverse-direction="false" text:line-break="false" chart:link-data-style-to-source="false" chart:axis-position="0" chart:axis-label-position="outside-start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00" chart:maximum="-50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 style:data-style-name="N0">
      <style:chart-properties chart:symbol-type="named-symbol" chart:symbol-name="circle" chart:symbol-width="0.1cm" chart:symbol-height="0.1cm" chart:link-data-style-to-source="false" chart:regression-type="linear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7" style:family="chart">
      <style:graphic-properties svg:stroke-width="0.02cm"/>
    </style:style>
    <style:style style:name="ch8" style:family="chart" style:data-style-name="N117">
      <style:text-properties fo:font-family="'Times New Roman'" style:font-style-name="Normal" style:font-family-generic="roman"/>
    </style:style>
    <style:style style:name="ch9" style:family="chart">
      <style:graphic-properties draw:stroke="solid" svg:stroke-width="0.05cm" draw:fill="solid" draw:fill-color="#ffffff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001cm" svg:height="5.001cm" xlink:href="." xlink:type="simple" chart:class="chart:scatter" chart:style-name="ch1">
        <chart:legend chart:legend-position="bottom" svg:x="1.176cm" svg:y="4.222cm" style:legend-expansion="wide" chart:style-name="ch2"/>
        <chart:plot-area chart:style-name="ch3" chart:data-source-has-labels="both" svg:x="0.59cm" svg:y="0.535cm" svg:width="6.131cm" svg:height="3.167cm">
          <chartooo:coordinate-region svg:x="1.304cm" svg:y="0.733cm" svg:width="5.011cm" svg:height="2.326cm"/>
          <chart:axis chart:dimension="x" chart:name="primary-x" chart:style-name="ch4" chartooo:axis-type="auto">
            <chart:categories table:cell-range-address="local-table.$A$2:.$A$10"/>
          </chart:axis>
          <chart:axis chart:dimension="y" chart:name="primary-y" chart:style-name="ch5"/>
          <chart:series chart:style-name="ch6" chart:values-cell-range-address="local-table.$J$2:.$J$10" chart:label-cell-address="local-table.$J$1" chart:class="chart:scatter">
            <chart:domain table:cell-range-address="local-table.$B$2:.$B$10"/>
            <chart:regression-curve chart:style-name="ch7">
              <chart:equation chart:display-r-square="true" svg:x="1.304cm" svg:y="0.723cm" chart:style-name="ch8"/>
            </chart:regression-curve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.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4.2749871332926">
                <text:p>-54.2749871332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4.3758160910597">
                <text:p>-64.37581609105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1.6519306381336">
                <text:p>-71.6519306381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7.1624737206242">
                <text:p>-77.1624737206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1.1153371057911">
                <text:p>-81.11533710579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4.5719127318951">
                <text:p>-84.57191273189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7.2409192046246">
                <text:p>-87.24091920462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9.4671416710855">
                <text:p>-89.467141671085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6">
      <number:fraction number:min-numerator-digits="2" number:min-denominator-digits="2"/>
    </number:number-style>
    <number:number-style style:name="N117">
      <number:number number:decimal-places="4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116">
      <style:chart-properties chart:display-label="true" chart:tick-marks-major-inner="true" chart:tick-marks-major-outer="true" chart:logarithmic="false" chart:minimum="0.0166666666666667" chart:maximum="0.05" chart:interval-major="0.0166666666666667" chart:interval-minor-divisor="1" chart:reverse-direction="false" text:line-break="false" chart:link-data-style-to-source="false" chart:axis-position="0" chart:axis-label-position="outside-start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80" chart:maximum="-100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 style:data-style-name="N0">
      <style:chart-properties chart:symbol-type="named-symbol" chart:symbol-name="circle" chart:symbol-width="0.1cm" chart:symbol-height="0.1cm" chart:link-data-style-to-source="false" chart:regression-type="linear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7" style:family="chart">
      <style:graphic-properties svg:stroke-width="0.02cm"/>
    </style:style>
    <style:style style:name="ch8" style:family="chart" style:data-style-name="N117">
      <style:text-properties fo:font-family="'Times New Roman'" style:font-style-name="Normal" style:font-family-generic="roman"/>
    </style:style>
    <style:style style:name="ch9" style:family="chart">
      <style:graphic-properties draw:stroke="solid" svg:stroke-width="0.05cm" draw:fill="solid" draw:fill-color="#ffffff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001cm" svg:height="5.001cm" xlink:href="." xlink:type="simple" chart:class="chart:scatter" chart:style-name="ch1">
        <chart:legend chart:legend-position="bottom" svg:x="1.43cm" svg:y="4.222cm" style:legend-expansion="wide" chart:style-name="ch2"/>
        <chart:plot-area chart:style-name="ch3" chart:data-source-has-labels="both" svg:x="0.59cm" svg:y="0.535cm" svg:width="6.131cm" svg:height="3.167cm">
          <chartooo:coordinate-region svg:x="1.489cm" svg:y="0.732cm" svg:width="4.826cm" svg:height="2.327cm"/>
          <chart:axis chart:dimension="x" chart:name="primary-x" chart:style-name="ch4" chartooo:axis-type="auto">
            <chart:categories table:cell-range-address="local-table.$A$2:.$A$10"/>
          </chart:axis>
          <chart:axis chart:dimension="y" chart:name="primary-y" chart:style-name="ch5"/>
          <chart:series chart:style-name="ch6" chart:values-cell-range-address="local-table.$K$2:.$K$10" chart:label-cell-address="local-table.$K$1" chart:class="chart:scatter">
            <chart:domain table:cell-range-address="local-table.$B$2:.$B$10"/>
            <chart:regression-curve chart:style-name="ch7">
              <chart:equation chart:display-r-square="true" svg:x="1.489cm" svg:y="0.729cm" chart:style-name="ch8"/>
            </chart:regression-curve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1.983016378129">
                <text:p>-111.983016378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7.421270032534">
                <text:p>-127.421270032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8.671819193936">
                <text:p>-138.6718191939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7.293774736029">
                <text:p>-147.2937747360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53.499202910248">
                <text:p>-153.4992029102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58.886620831911">
                <text:p>-158.8866208319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3.070618858755">
                <text:p>-163.0706188587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6.563545092759">
                <text:p>-166.56354509275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